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83459" officeooo:paragraph-rsid="00083459"/>
    </style:style>
    <style:style style:name="P2" style:family="paragraph" style:parent-style-name="Standard">
      <style:paragraph-properties fo:break-before="page"/>
      <style:text-properties officeooo:paragraph-rsid="00083459"/>
    </style:style>
    <style:style style:name="P3" style:family="paragraph" style:parent-style-name="Text_20_body" style:list-style-name="L15">
      <style:text-properties style:font-name="Arial1" fo:font-style="normal" officeooo:rsid="005c59ab" officeooo:paragraph-rsid="00083459" style:font-style-asian="normal" style:font-style-complex="normal"/>
    </style:style>
    <style:style style:name="P4" style:family="paragraph" style:parent-style-name="Text_20_body">
      <style:text-properties style:font-name="Arial1" fo:font-style="normal" officeooo:rsid="005c59ab" officeooo:paragraph-rsid="00083459" style:font-style-asian="normal" style:font-style-complex="normal"/>
    </style:style>
    <style:style style:name="P5" style:family="paragraph" style:parent-style-name="Text_20_body" style:list-style-name="L2">
      <style:text-properties style:font-name="Arial1" fo:font-style="normal" officeooo:rsid="005b2c52" officeooo:paragraph-rsid="00083459" style:font-style-asian="normal" style:font-style-complex="normal"/>
    </style:style>
    <style:style style:name="P6" style:family="paragraph" style:parent-style-name="Text_20_body" style:list-style-name="L9">
      <style:text-properties style:font-name="Arial1" fo:font-style="normal" officeooo:rsid="005b2c52" officeooo:paragraph-rsid="00083459" style:font-style-asian="normal" style:font-style-complex="normal"/>
    </style:style>
    <style:style style:name="P7" style:family="paragraph" style:parent-style-name="Text_20_body">
      <style:text-properties style:font-name="Arial1" fo:font-style="normal" officeooo:rsid="005b2c52" officeooo:paragraph-rsid="00083459" style:font-style-asian="normal" style:font-style-complex="normal"/>
    </style:style>
    <style:style style:name="P8" style:family="paragraph" style:parent-style-name="Text_20_body" style:list-style-name="L10">
      <style:text-properties style:font-name="Arial1" fo:font-style="normal" officeooo:rsid="005b4edc" officeooo:paragraph-rsid="00083459" style:font-style-asian="normal" style:font-style-complex="normal"/>
    </style:style>
    <style:style style:name="P9" style:family="paragraph" style:parent-style-name="Text_20_body" style:list-style-name="L11">
      <style:text-properties style:font-name="Arial1" fo:font-style="normal" officeooo:rsid="005b4edc" officeooo:paragraph-rsid="00083459" style:font-style-asian="normal" style:font-style-complex="normal"/>
    </style:style>
    <style:style style:name="P10" style:family="paragraph" style:parent-style-name="Text_20_body" style:list-style-name="L12">
      <style:text-properties style:font-name="Arial1" fo:font-style="normal" officeooo:rsid="005b4edc" officeooo:paragraph-rsid="00083459" style:font-style-asian="normal" style:font-style-complex="normal"/>
    </style:style>
    <style:style style:name="P11" style:family="paragraph" style:parent-style-name="Text_20_body" style:list-style-name="L13">
      <style:text-properties style:font-name="Arial1" fo:font-style="normal" officeooo:rsid="005b4edc" officeooo:paragraph-rsid="00083459" style:font-style-asian="normal" style:font-style-complex="normal"/>
    </style:style>
    <style:style style:name="P12" style:family="paragraph" style:parent-style-name="Text_20_body" style:list-style-name="L14">
      <style:text-properties style:font-name="Arial1" fo:font-style="normal" officeooo:rsid="005b4edc" officeooo:paragraph-rsid="00083459" style:font-style-asian="normal" style:font-style-complex="normal"/>
    </style:style>
    <style:style style:name="P13" style:family="paragraph" style:parent-style-name="Text_20_body">
      <style:text-properties style:font-name="Arial1" fo:font-style="normal" officeooo:rsid="005b4edc" officeooo:paragraph-rsid="00083459" style:font-style-asian="normal" style:font-style-complex="normal"/>
    </style:style>
    <style:style style:name="P14" style:family="paragraph" style:parent-style-name="Text_20_body" style:list-style-name="L2">
      <style:text-properties style:font-name="Arial1" officeooo:rsid="005b2c52" officeooo:paragraph-rsid="00083459"/>
    </style:style>
    <style:style style:name="P15" style:family="paragraph" style:parent-style-name="Text_20_body">
      <style:text-properties style:font-name="Arial1" officeooo:rsid="005b2c52" officeooo:paragraph-rsid="00083459"/>
    </style:style>
    <style:style style:name="P16" style:family="paragraph" style:parent-style-name="Text_20_body" style:list-style-name="L10">
      <style:text-properties style:font-name="Arial1" officeooo:rsid="005b4edc" officeooo:paragraph-rsid="00083459"/>
    </style:style>
    <style:style style:name="P17" style:family="paragraph" style:parent-style-name="Text_20_body">
      <style:text-properties style:font-name="Arial1" officeooo:rsid="005b4edc" officeooo:paragraph-rsid="00083459"/>
    </style:style>
    <style:style style:name="P18" style:family="paragraph" style:parent-style-name="Text_20_body">
      <style:text-properties officeooo:rsid="005b4edc" officeooo:paragraph-rsid="00083459"/>
    </style:style>
    <style:style style:name="P19" style:family="paragraph" style:parent-style-name="Text_20_body">
      <style:text-properties officeooo:rsid="005c59ab" officeooo:paragraph-rsid="00083459"/>
    </style:style>
    <style:style style:name="P20" style:family="paragraph" style:parent-style-name="Text_20_body">
      <style:text-properties officeooo:paragraph-rsid="00083459"/>
    </style:style>
    <style:style style:name="P21" style:family="paragraph" style:parent-style-name="Text_20_body">
      <style:text-properties fo:font-weight="bold" officeooo:rsid="00083459" officeooo:paragraph-rsid="0008345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5b4edc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Arial1" fo:font-style="normal" fo:font-weight="bold" officeooo:rsid="005b4edc" style:font-style-asian="normal" style:font-weight-asian="bold" style:font-style-complex="normal" style:font-weight-complex="bold"/>
    </style:style>
    <style:style style:name="T7" style:family="text">
      <style:text-properties style:font-name="Arial1" fo:font-style="normal" style:font-style-asian="normal" style:font-style-complex="normal"/>
    </style:style>
    <style:style style:name="T8" style:family="text">
      <style:text-properties style:font-name="Arial1" fo:font-style="normal" officeooo:rsid="005b4edc" style:font-style-asian="normal" style:font-style-complex="normal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1">REPASANDO LOS CONCEPTOS DEL TEMA. </text:p>
      <text:p text:style-name="P20"/>
      <text:p text:style-name="P15"><text:span text:style-name="T1">Ejercicio 1</text:span>. Gestión de usuarios en Linux.</text:p>
      <text:list xml:id="list838002498" text:style-name="L2">
        <text:list-item>
          <text:p text:style-name="P14">Crea los grupos SI1 y SI2</text:p>
        </text:list-item>
        <text:list-item>
          <text:p text:style-name="P14">Crea el usuario0 cuyo home sea “/home/usuario_cero<text:span text:style-name="T2">”, copiando los archivos de configuración de “/etc/skel”. Comprueba a cuántos grupos pertenece.</text:span></text:p>
        </text:list-item>
        <text:list-item>
          <text:p text:style-name="P5">Localiza la línea de dicho usuario en el fichero “/etc/passwd” para comprobar sus datos.</text:p>
        </text:list-item>
        <text:list-item>
          <text:p text:style-name="P5">Elimina el usuario0 y su carpeta home.</text:p>
        </text:list-item>
        <text:list-item>
          <text:p text:style-name="P5">Crea los usuarios usuario1 y usuario2. Ambos deben pertenecer únicamente al grupo SI1 como principal. Comprueba su pertenencia a dicho grupo.</text:p>
        </text:list-item>
        <text:list-item>
          <text:p text:style-name="P5">Crea los usuarios usuario3 y usuario4, perteneciendo como grupo principal a SI2.</text:p>
        </text:list-item>
        <text:list-item>
          <text:p text:style-name="P5">Modifica el Shell por defecto del usuario3 a “/bin/sh”</text:p>
        </text:list-item>
        <text:list-item>
          <text:p text:style-name="P5">Intenta eliminar SI1.</text:p>
        </text:list-item>
      </text:list>
      <text:p text:style-name="P7"/>
      <text:p text:style-name="P15"><text:span text:style-name="T4">Ejercicio 2.</text:span><text:span text:style-name="T2"> Seguridad en cuentas de usuario en Linux:</text:span></text:p>
      <text:list xml:id="list3474662209" text:style-name="L9">
        <text:list-item>
          <text:p text:style-name="P6">Suministra las contraseña sistEmas_%20 a todos los usuarios antes creados.</text:p>
        </text:list-item>
        <text:list-item>
          <text:p text:style-name="P6">Deshabilita la cuenta de usuario3 y bloquea la contraseña de usuario4. Compruébalo.</text:p>
        </text:list-item>
        <text:list-item>
          <text:p text:style-name="P6">Habilita la cuenta de usuario3 y desbloquea la contraseña de usuario4. Compruébalo.</text:p>
        </text:list-item>
        <text:list-item>
          <text:p text:style-name="P6">Establece 20 días como máximo y 10 días como mínimo para cambiar la contraseña de usuario2. Compruébalo.</text:p>
        </text:list-item>
        <text:list-item>
          <text:p text:style-name="P6">Establece una fecha para usuario4, a partir de la cual la cuenta caducará y será inaccesible. Compruébalo. Elimina la expiración de la cuenta y compruébalo.</text:p>
        </text:list-item>
      </text:list>
      <text:p text:style-name="P15"><text:span text:style-name="T4">Ejercicio 3.</text:span><text:span text:style-name="T2"> Gestión de recursos y permisos </text:span><text:span text:style-name="T3">en Linux y Windows.</text:span></text:p>
      <text:p text:style-name="P17"><text:span text:style-name="T2">En Linux:</text:span></text:p>
      <text:list xml:id="list2842651402" text:style-name="L10">
        <text:list-item>
          <text:p text:style-name="P8">En tu home, crea la carpeta dirPerm y, dentro de ella, un archivo llamado permisos.</text:p>
        </text:list-item>
        <text:list-item>
          <text:p text:style-name="P8">Emplea la notación octal para modificar los permisos de dirPerm a rwxr- - - - -. Y la notación simbólica para deshabilitar para el grupo el permiso de lectura sobre el archivo permisos. Compruébalo.</text:p>
        </text:list-item>
        <text:list-item>
          <text:p text:style-name="P16"><text:soft-page-break/><text:span text:style-name="T2">Emplea la notación octal para modificar los permisos de dirPerm a rwxrwxrw-. Y la notación simbólica para habilitar todos los permisos para el propietario y el grupo, y deshabilitar todos los permisos al resto de usuarios sobre el archivo permisos. Compruébalo.</text:span></text:p>
        </text:list-item>
        <text:list-item>
          <text:p text:style-name="P8">Cambia el propietario y grupo de dirPerm a usuario1 y SI1, respectivamente, afectando a su contenido.</text:p>
        </text:list-item>
      </text:list>
      <text:p text:style-name="P13">En Windows:</text:p>
      <text:list xml:id="list1474859197" text:style-name="L11">
        <text:list-item>
          <text:p text:style-name="P9">Crea dos usuarios, usuario1 y usuario2, y dos grupos de usuarios, Administrativos e Informáticos. Asigna cada usuario a un grupo. Compruébalo.</text:p>
        </text:list-item>
        <text:list-item>
          <text:p text:style-name="P9">Establece contraseñas a ambos usuarios.</text:p>
        </text:list-item>
        <text:list-item>
          <text:p text:style-name="P9">Habilita el usuario Administrador.</text:p>
        </text:list-item>
        <text:list-item>
          <text:p text:style-name="P9">Deshabilita el usuario usuario1. Elimina usuario2.</text:p>
        </text:list-item>
      </text:list>
      <text:p text:style-name="P13"/>
      <text:p text:style-name="P18"><text:span text:style-name="T5">Ejercicio 4.</text:span><text:span text:style-name="T7"> Acceso de usuarios en Linux.</text:span></text:p>
      <text:list xml:id="list3718087345" text:style-name="L12">
        <text:list-item>
          <text:p text:style-name="P10">Desde el terminal, ejecuta una sesión como usuario1. Lista el contenido de su home. Muestra el valor de la variable PWD. Sal de dicha sesión.</text:p>
        </text:list-item>
        <text:list-item>
          <text:p text:style-name="P10">Accede desde varios terminales con diferentes usuarios. Desde cualquiera de ellos, muestra los usuarios que se encuentran conectados.</text:p>
        </text:list-item>
      </text:list>
      <text:p text:style-name="P18"><text:span text:style-name="T5">Ejercicio 5.</text:span><text:span text:style-name="T7"> Permisos especiales en Linux.</text:span></text:p>
      <text:list xml:id="list648985781" text:style-name="L13">
        <text:list-item>
          <text:p text:style-name="P11">Crea un directorio llamado dirCompartido en el que todos los usuarios del grupo SI2 puedan escribir para guardar sus archivos o subcarpetas. Ahora modifica los permisos del directorio para que solo el propietario de cada objeto pueda borrar sus propios archivos.</text:p>
        </text:list-item>
        <text:list-item>
          <text:p text:style-name="P11">Ahora modifica los permisos de dirCompartido para que los archivos y subdirectorios <text:s/>creados en su interior sean forzados a pertenecer al grupo del directorio y no al grupo del usuario que lo haya creado.</text:p>
        </text:list-item>
      </text:list>
      <text:p text:style-name="P20"><text:span text:style-name="T6">Ejercicio 6.</text:span><text:span text:style-name="T8"> Máscara de permisos en Linux.</text:span></text:p>
      <text:list xml:id="list648254663" text:style-name="L14">
        <text:list-item>
          <text:p text:style-name="P12">Para usuario1, modifica la máscara de permisos por defecto para que los ficheros creados tengan todos los permisos activos. Comprueba si es posible.</text:p>
        </text:list-item>
        <text:list-item>
          <text:p text:style-name="P12">Configura la máscara de permisos por defecto para que en los nuevos ficheros el propietario tenga permiso de lectura solo, y los demás no tengan ningún <text:s/>permiso. Sal de la sesión de usuario1 y comprueba si se ha guardado la máscara de permisos. ¿Podríamos hacerla permanente?</text:p>
        </text:list-item>
      </text:list>
      <text:p text:style-name="P13"/>
      <text:p text:style-name="P19"><text:soft-page-break/><text:span text:style-name="T5">Ejercicio 7.</text:span><text:span text:style-name="T7"> Superusuario en Linux. ¿Por qué la cuenta root viene deshabilitada por defecto?¿Cómo se podría habilitar?</text:span></text:p>
      <text:p text:style-name="P4"/>
      <text:p text:style-name="P19"><text:span text:style-name="T5">Ejercicio 8.</text:span><text:span text:style-name="T7"> Alias y variables en Linux.</text:span></text:p>
      <text:list xml:id="list134489360" text:style-name="L15">
        <text:list-item>
          <text:p text:style-name="P3">Muestra, a través de variables el directorio de trabajo actual, el nombre del equipo, el shell y el login del usuario actual.</text:p>
        </text:list-item>
        <text:list-item>
          <text:p text:style-name="P3">Crea un alias que permita crear nuevos ficheros con la cadena cfch. Compruébalo y elimina este.</text:p>
        </text:list-item>
        <text:list-item>
          <text:p text:style-name="P3">Crea una variable global llamada SISTEMAS con valor SI_23. Compruébalo.</text:p>
        </text:list-item>
        <text:list-item>
          <text:p text:style-name="P3">Haz permanente la variable global SISTEMAS. <text:s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3459" officeooo:paragraph-rsid="0008345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1º DAM. Sistemas Informáticos<text:tab/><text:tab/>Unidad 6. </text:p>
      </style:header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1T10:22:45.227000000</meta:creation-date>
    <dc:date>2023-01-31T10:25:09.733000000</dc:date>
    <meta:editing-duration>PT2M23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45" meta:word-count="674" meta:character-count="4140" meta:non-whitespace-character-count="3533"/>
  </office:meta>
</office:document-meta>
</file>